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Récupérez le contenu des bases de données avec les injections SQL</text:p>
      <text:p text:style-name="P1">Les injections SQL sont généralement considérées comme critiques car elles permettent :</text:p>
      <text:p text:style-name="P1"/>
      <text:p text:style-name="P1">de récupérer (voire de modifier) le contenu de la base de données, notamment les identifiants, mots de passe, ou leurs hashs ;</text:p>
      <text:p text:style-name="P1"/>
      <text:p text:style-name="P1">et pire encore, en fonction du moteur de base de données utilisé (MySQL, Oracle, MS SQL), de prendre le contrôle du serveur (via une Remote Code Execution, ou “RCE”).</text:p>
      <text:p text:style-name="P1"/>
      <text:p text:style-name="P1">À noter qu’une fois que nous avons le contenu de la base de données, nous avons normalement l’ensemble de la donnée, ce qui est le plus important in fine pour une application.</text:p>
      <text:p text:style-name="P1"/>
      <text:p text:style-name="P1">Comment ça fonctionne une injection SQL ?</text:p>
      <text:p text:style-name="P1"/>
      <text:p text:style-name="P1">Dans la plupart des applications, les données sont stockées dans une base. Cette base de données peut être sur le même serveur que l’application ou sur un autre serveur dédié (on va alors parler d’architecture n-tiers).</text:p>
      <text:p text:style-name="P1"/>
      <text:p text:style-name="P1">Pour que l’application puisse stocker ses données dans la base de données et les lire ensuite, elle va effectuer des requêtes SQL avec un compte qu’on lui aura configuré.</text:p>
      <text:p text:style-name="P1"/>
      <text:p text:style-name="P1">Le serveur web envoie une requête SQL au serveur de base de données pour récupérer les données dont il a besoin. Parfois, ces requêtes sont contextualisées avec des données fournies par les utilisateurs de l’application.</text:p>
      <text:p text:style-name="P1"/>
      <text:p text:style-name="P1">Le principe de l’injection SQL consiste à modifier la requête SQL qui va être envoyée.</text:p>
      <text:p text:style-name="P1"/>
      <text:p text:style-name="P1">Comment on modifie une requête SQL ?</text:p>
      <text:p text:style-name="P1"/>
      <text:p text:style-name="P1">En injectant des caractères spéciaux SQL dans le ou les champs qui seront pris en paramètre pour construire la requête 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se assoko</meta:initial-creator>
    <meta:creation-date>2023-12-04T08:26:02.74</meta:creation-date>
    <meta:document-statistic meta:table-count="0" meta:image-count="0" meta:object-count="0" meta:page-count="1" meta:paragraph-count="12" meta:word-count="256" meta:character-count="1515"/>
    <dc:date>2023-12-04T08:30:42.40</dc:date>
    <dc:creator>rose assoko</dc:creator>
    <meta:editing-duration>PT4M40S</meta:editing-duration>
    <meta:editing-cycles>1</meta:editing-cycles>
    <meta:generator>OpenOffice/4.1.9$Win32 OpenOffice.org_project/419m1$Build-9805</meta:generator>
  </office:meta>
</office:document-meta>
</file>